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84cm"/>
    </style:style>
    <style:style style:name="co4" style:family="table-column">
      <style:table-column-properties fo:break-before="auto" style:column-width="8.084cm"/>
    </style:style>
    <style:style style:name="co5" style:family="table-column">
      <style:table-column-properties fo:break-before="auto" style:column-width="11.201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7.158cm"/>
    </style:style>
    <style:style style:name="co8" style:family="table-column">
      <style:table-column-properties fo:break-before="auto" style:column-width="5.152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mazon_5f_TestData">
      <style:table-properties table:display="true" style:writing-mode="lr-tb"/>
    </style:style>
    <number:text-style style:name="N8100" number:language="en" number:country="IN">
      <number:text-content/>
    </number:text-style>
    <style:style style:name="ce1" style:family="table-cell" style:parent-style-name="Excel_20_Built-in_20_Normal" style:data-style-name="N8100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 style:data-style-name="N8100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8100">
      <style:table-cell-properties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Hyperlink" style:data-style-name="N80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Company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Mobile</text:p>
          </table:table-cell>
          <table:table-cell office:value-type="string">
            <text:p>Attendee Type</text:p>
          </table:table-cell>
          <table:table-cell office:value-type="string">
            <text:p>Demographic 1</text:p>
          </table:table-cell>
        </table:table-row>
        <table:table-row table:style-name="ro2">
          <table:table-cell office:value-type="string">
            <text:p>Satya</text:p>
          </table:table-cell>
          <table:table-cell office:value-type="string">
            <text:p>Ch</text:p>
          </table:table-cell>
          <table:table-cell office:value-type="string">
            <text:p>Cigniti</text:p>
          </table:table-cell>
          <table:table-cell office:value-type="string">
            <text:p><text:a xlink:href="mailto:satya@cigniti.com">satya@cigniti.com</text:a></text:p>
          </table:table-cell>
          <table:table-cell office:value-type="float" office:value="34353454">
            <text:p>34353454</text:p>
          </table:table-cell>
          <table:table-cell office:value-type="float" office:value="34235345">
            <text:p>34235345</text:p>
          </table:table-cell>
          <table:table-cell office:value-type="string">
            <text:p>Staff, Employee</text:p>
          </table:table-cell>
          <table:table-cell office:value-type="string">
            <text:p>Idly, Sambar</text:p>
          </table:table-cell>
        </table:table-row>
      </table:table>
      <table:table table:name="Amazon_TestData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1018" table:default-cell-style-name="Excel_20_Built-in_20_Normal"/>
        <table:table-row table:style-name="ro3">
          <table:table-cell table:style-name="ce1" office:value-type="string">
            <text:p>Sr.No</text:p>
          </table:table-cell>
          <table:table-cell table:style-name="ce3" office:value-type="string">
            <text:p>TEST_NAME</text:p>
          </table:table-cell>
          <table:table-cell table:style-name="ce3" office:value-type="string">
            <text:p>Test_Description</text:p>
          </table:table-cell>
          <table:table-cell table:style-name="ce5" office:value-type="string">
            <text:p>USER_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Search</text:p>
          </table:table-cell>
          <table:table-cell table:number-columns-repeated="101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office:value-type="string">
            <text:p>Login_Test</text:p>
          </table:table-cell>
          <table:table-cell table:style-name="ce4" office:value-type="string">
            <text:p>Login into Amazon.com with Valid Credentials and verify if user had successfully logged in</text:p>
          </table:table-cell>
          <table:table-cell table:style-name="ce6" office:value-type="string">
            <text:p><text:a xlink:href="mailto:tarun.sujit@gmail.com">tarun.sujit@gmail.com</text:a></text:p>
          </table:table-cell>
          <table:table-cell table:style-name="ce7" office:value-type="string">
            <text:p>Spalukuru37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4" office:value-type="string">
            <text:p>DealOfTheDay</text:p>
          </table:table-cell>
          <table:table-cell table:style-name="ce4" office:value-type="string">
            <text:p>Verify Todays Deal and click on learn more button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office:value-type="string">
            <text:p>Search_book</text:p>
          </table:table-cell>
          <table:table-cell table:style-name="ce4" office:value-type="string">
            <text:p>Search for a book and add the book to cart</text:p>
          </table:table-cell>
          <table:table-cell table:style-name="ce6" office:value-type="string">
            <text:p><text:a xlink:href="mailto:tarun.sujit@gmail.com">tarun.sujit@gmail.com</text:a></text:p>
          </table:table-cell>
          <table:table-cell table:style-name="ce7" office:value-type="string">
            <text:p>Spalukuru37</text:p>
          </table:table-cell>
          <table:table-cell table:style-name="ce7" office:value-type="string">
            <text:p>A Jack Reacher Novel</text:p>
          </table:table-cell>
          <table:table-cell table:number-columns-repeated="1018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8.80000019073486pt" fo:font-style="normal" fo:text-shadow="none" style:text-underline-style="solid" style:text-underline-width="auto" style:text-underline-color="font-color" fo:font-weight="normal" style:font-size-asian="8.80000019073486pt" style:font-style-asian="normal" style:font-weight-asian="normal" style:font-name-complex="Calibri" style:font-size-complex="8.80000019073486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/11/2015</text:date>, <text:time>11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azon_5f_TestData" style:display-name="PageStyle_Amazon_Test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0T11:20:55</dc:date>
    <dc:creator>Himanshu Saraowgi</dc:creator>
    <meta:document-statistic meta:table-count="2" meta:cell-count="36" meta:object-count="0"/>
    <meta:generator>OpenOffice/4.0.1$Unix OpenOffice.org_project/401m5$Build-9714</meta:generator>
  </office:meta>
</office:document-meta>
</file>